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3pt" officeooo:rsid="000bdf6e" officeooo:paragraph-rsid="000bdf6e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officeooo:rsid="000bdf6e" officeooo:paragraph-rsid="000bdf6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officeooo:paragraph-rsid="000bdf6e" style:font-size-asian="13pt" style:font-size-complex="13pt"/>
    </style:style>
    <style:style style:name="T1" style:family="text">
      <style:text-properties officeooo:rsid="000bdf6e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fo:letter-spacing="normal"/>
    </style:style>
    <style:style style:name="T4" style:family="text">
      <style:text-properties fo:font-variant="normal" fo:text-transform="none" fo:color="#202124" fo:letter-spacing="normal" fo:font-style="normal" fo:font-weight="normal"/>
    </style:style>
    <style:style style:name="T5" style:family="text">
      <style:text-properties fo:font-variant="normal" fo:text-transform="none" fo:color="#202124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Biologia</text:p>
      <text:p text:style-name="P1"/>
      <text:p text:style-name="P2">1-(B) Camuflagem, mimetismo, coloração de advertência.</text:p>
      <text:p text:style-name="P3"/>
      <text:p text:style-name="P3"><text:span text:style-name="T1">2-</text:span><text:span text:style-name="T4">O mimetismo</text:span><text:span text:style-name="T3"> </text:span><text:span text:style-name="T4">é um fator da adaptação evolutiva, ou seja, o mimetismo</text:span><text:span text:style-name="T3"> </text:span><text:span text:style-name="T4">é quando um animal finge ser outro para poder ter as mesmas características daquele animal que os predadores evitam. A camuflagem</text:span><text:span text:style-name="T3"> </text:span><text:span text:style-name="T4">ocorre quando um determinado animal se disfarça por apresentar coloração ou forma semelhante ao meio onde vi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0:52:30.928571621</meta:creation-date>
    <dc:date>2020-11-24T10:58:20.481205063</dc:date>
    <meta:editing-duration>PT5M50S</meta:editing-duration>
    <meta:editing-cycles>1</meta:editing-cycles>
    <meta:document-statistic meta:table-count="0" meta:image-count="0" meta:object-count="0" meta:page-count="1" meta:paragraph-count="3" meta:word-count="59" meta:character-count="386" meta:non-whitespace-character-count="330"/>
    <meta:generator>LibreOffice/6.4.6.2$Linux_X86_64 LibreOffice_project/40$Build-2</meta:generator>
  </office:meta>
</office:document-meta>
</file>